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>
      <style:paragraph-properties fo:margin-top="0.1665in" fo:margin-bottom="0.0835in" fo:keep-with-next="always"/>
    </style:style>
    <style:style style:name="P6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7" style:family="paragraph" style:parent-style-name="Heading_20_4">
      <style:paragraph-properties fo:margin-top="0.1665in" fo:margin-bottom="0.0835in"/>
      <style:text-properties fo:font-size="11.8999996185303pt" style:font-size-asian="11.8999996185303pt" style:font-size-complex="11.8999996185303pt"/>
    </style:style>
    <style:style style:name="P8" style:family="paragraph" style:parent-style-name="Text_20_body_20_indent_20_2">
      <style:text-properties style:font-name="Courier New1"/>
    </style:style>
    <style:style style:name="P9" style:family="paragraph" style:parent-style-name="Text_20_body_20_indent_20_2">
      <style:text-properties fo:font-size="12pt" fo:language="en" fo:country="none" style:font-size-asian="12pt" style:font-size-complex="12pt"/>
    </style:style>
    <style:style style:name="P10" style:family="paragraph" style:parent-style-name="Text_20_body_20_indent_20_2">
      <style:text-properties fo:font-size="12pt" style:font-size-asian="12pt" style:font-size-complex="12pt"/>
    </style:style>
    <style:style style:name="P11" style:family="paragraph" style:parent-style-name="Heading_20_3">
      <style:text-properties fo:font-size="14pt" style:font-size-asian="14pt" style:font-size-complex="14pt"/>
    </style:style>
    <style:style style:name="P12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3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T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1" text:outline-level="3">Style</text:h>
      <text:p text:style-name="P9">The style component used to specify <text:span text:style-name="Source_20_Text">CSS</text:span> styles for the owner desktop.</text:p>
      <text:p text:style-name="P9">Note: a style component can appear anywhere in a <text:span text:style-name="Source_20_Text">ZUML</text:span> page, but it affects all components in the same desktop. </text:p>
      <text:p text:style-name="P3"><draw:frame draw:style-name="fr1" draw:name="graphics1" text:anchor-type="paragraph" svg:width="3.6665in" svg:height="1.3126in" draw:z-index="0"><draw:image xlink:href="../images/Style.png" xlink:type="simple" xlink:show="embed" xlink:actuate="onLoad"/></draw:frame></text:p>
      <text:p text:style-name="Code_20_Indent_20_2">&lt;style&gt;</text:p>
      <text:p text:style-name="Code_20_Indent_20_2"><text:tab/>a{</text:p>
      <text:p text:style-name="Code_20_Indent_20_2"><text:tab/><text:tab/>color:red;</text:p>
      <text:p text:style-name="Code_20_Indent_20_2"><text:tab/>}</text:p>
      <text:p text:style-name="Code_20_Indent_20_2">&lt;/style&gt;</text:p>
      <text:h text:style-name="Heading_20_4" text:outline-level="4">Class Name</text:h>
      <text:p text:style-name="P8"><text:span text:style-name="Source_20_Text"><text:span text:style-name="T1">org.zkoss.zul.Style</text:span></text:span><text:span text:style-name="Source_20_Text"> </text:span></text:p>
      <text:h text:style-name="Heading_20_4" text:outline-level="4">Supported Child Components</text:h>
      <text:p text:style-name="P10">*NONE </text:p>
      <text:h text:style-name="P6" text:outline-level="4">Supported Events</text:h>
      <text:p text:style-name="P10">*NONE</text:p>
      <text:h text:style-name="P7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src</text:span></text:p>
          </table:table-cell>
          <table:table-cell table:style-name="Table1.A2" office:value-type="string">
            <text:p text:style-name="P2">the URI of an external style sheet. 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</table:table>
      <text:h text:style-name="Heading_20_4" text:outline-level="4">Methods</text:h>
      <text:p text:style-name="P10"><text:bookmark text:name="id456518"/>*NONE</text:p>
      <text:p text:style-name="P12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4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13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6:01:01</dc:date>
    <dc:language>en-US</dc:language>
    <meta:editing-cycles>118</meta:editing-cycles>
    <meta:editing-duration>PT4H38M42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28" meta:word-count="73" meta:character-count="486"/>
  </office:meta>
</office:document-meta>
</file>